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815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4.03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2.641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mpi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ce12"/>
        <table:table-column table:style-name="co7" table:number-columns-repeated="2" table:default-cell-style-name="ce12"/>
        <table:table-column table:style-name="co8" table:number-columns-repeated="2" table:default-cell-style-name="ce12"/>
        <table:table-column table:style-name="co9" table:number-columns-repeated="3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9" table:default-cell-style-name="ce12"/>
        <table:table-column table:style-name="co8" table:number-columns-repeated="2" table:default-cell-style-name="ce12"/>
        <table:table-column table:style-name="co13" table:number-columns-repeated="2" table:default-cell-style-name="ce12"/>
        <table:table-column table:style-name="co14" table:default-cell-style-name="ce12"/>
        <table:table-column table:style-name="co13" table:default-cell-style-name="ce12"/>
        <table:table-column table:style-name="co8" table:number-columns-repeated="8" table:default-cell-style-name="ce12"/>
        <table:table-column table:style-name="co15" table:default-cell-style-name="ce12"/>
        <table:table-column table:style-name="co15" table:number-columns-repeated="993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code</text:p>
          </table:table-cell>
          <table:table-cell table:style-name="ce14" office:value-type="string" calcext:value-type="string">
            <text:p>clé</text:p>
          </table:table-cell>
          <table:table-cell table:style-name="ce14" office:value-type="string" calcext:value-type="string">
            <text:p>code2</text:p>
          </table:table-cell>
          <table:table-cell office:value-type="string" calcext:value-type="string">
            <text:p>Nom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Hyménophore1</text:p>
          </table:table-cell>
          <table:table-cell table:style-name="ce18" office:value-type="string" calcext:value-type="string">
            <text:p>Hyménophore2</text:p>
          </table:table-cell>
          <table:table-cell table:style-name="ce18" office:value-type="string" calcext:value-type="string">
            <text:p>Chair</text:p>
          </table:table-cell>
          <table:table-cell table:style-name="ce18" office:value-type="string" calcext:value-type="string">
            <text:p>Chapeau.Diametre</text:p>
          </table:table-cell>
          <table:table-cell table:style-name="ce18" office:value-type="string" calcext:value-type="string">
            <text:p>Chapeau.Forme</text:p>
          </table:table-cell>
          <table:table-cell table:style-name="ce18" office:value-type="string" calcext:value-type="string">
            <text:p>Chapeau.Surface</text:p>
          </table:table-cell>
          <table:table-cell table:style-name="ce18" office:value-type="string" calcext:value-type="string">
            <text:p>Chapeau.Couleur</text:p>
          </table:table-cell>
          <table:table-cell table:style-name="ce18" office:value-type="string" calcext:value-type="string">
            <text:p>Chapeau.Marge</text:p>
          </table:table-cell>
          <table:table-cell table:style-name="ce18" office:value-type="string" calcext:value-type="string">
            <text:p>Lames.Attache</text:p>
          </table:table-cell>
          <table:table-cell table:style-name="ce18" office:value-type="string" calcext:value-type="string">
            <text:p>Lames.Couleur</text:p>
          </table:table-cell>
          <table:table-cell table:style-name="ce18" office:value-type="string" calcext:value-type="string">
            <text:p>Lames.Espace</text:p>
          </table:table-cell>
          <table:table-cell table:style-name="ce18" office:value-type="string" calcext:value-type="string">
            <text:p>Pied.Hauteur</text:p>
          </table:table-cell>
          <table:table-cell table:style-name="ce18" office:value-type="string" calcext:value-type="string">
            <text:p>Pied.Largeur</text:p>
          </table:table-cell>
          <table:table-cell table:style-name="ce18" office:value-type="string" calcext:value-type="string">
            <text:p>Pied.Forme</text:p>
          </table:table-cell>
          <table:table-cell table:style-name="ce18" office:value-type="string" calcext:value-type="string">
            <text:p>Pied.Surface</text:p>
          </table:table-cell>
          <table:table-cell table:style-name="ce18" office:value-type="string" calcext:value-type="string">
            <text:p>Pied.Couleur</text:p>
          </table:table-cell>
          <table:table-cell table:number-columns-repeated="2" table:style-name="ce18" office:value-type="string" calcext:value-type="string">
            <text:p>Voile.Type</text:p>
          </table:table-cell>
          <table:table-cell table:style-name="ce18" office:value-type="string" calcext:value-type="string">
            <text:p>Anneau.Presence</text:p>
          </table:table-cell>
          <table:table-cell table:style-name="ce18" office:value-type="string" calcext:value-type="string">
            <text:p>Anneau.Type</text:p>
          </table:table-cell>
          <table:table-cell table:style-name="ce18" office:value-type="string" calcext:value-type="string">
            <text:p>Spore.Couleur</text:p>
          </table:table-cell>
          <table:table-cell table:style-name="ce18" office:value-type="string" calcext:value-type="string">
            <text:p>Habitat</text:p>
          </table:table-cell>
          <table:table-cell table:style-name="ce18" office:value-type="string" calcext:value-type="string">
            <text:p>Mois</text:p>
          </table:table-cell>
          <table:table-cell table:style-name="ce18" office:value-type="string" calcext:value-type="string">
            <text:p>Port</text:p>
          </table:table-cell>
          <table:table-cell table:style-name="ce18" office:value-type="string" calcext:value-type="string">
            <text:p>Odeur</text:p>
          </table:table-cell>
          <table:table-cell table:style-name="ce18"/>
          <table:table-cell table:style-name="ce1"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ereum hirsut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ondrostereum purpureum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helephora terrest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uricularia Auricula-juda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xidia trunc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uriculari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Phlebia tremell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Infèr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lavariadelphus pistillar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lavulinopsis fusiformi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lavulina crista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Clavulina ciner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Ramaria stric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alocera visc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amaria form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Ramaria botry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Sparassis crisp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Amphigèn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Craterellus cornucopi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Craterellus sinu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Cantharellus cib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Craterellus tubae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Pli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Aleuria auranti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Scutellinia crinit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eziza spp.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office:value-type="string" calcext:value-type="string">
            <text:p>Helvella macrop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Otidea ono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Otidea alutace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Morchella spp.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Phallus impudicu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8" calcext:value-type="float">
            <text:p>308</text:p>
          </table:table-cell>
          <table:table-cell office:value-type="string" calcext:value-type="string">
            <text:p>Helvella crisp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9" calcext:value-type="float">
            <text:p>309</text:p>
          </table:table-cell>
          <table:table-cell office:value-type="string" calcext:value-type="string">
            <text:p>Helvella lacunos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9" calcext:value-type="float">
            <text:p>309</text:p>
          </table:table-cell>
          <table:table-cell office:value-type="string" calcext:value-type="string">
            <text:p>Helvella elast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ulgaria inquinans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Tremella mesente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Leotia lubrica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Supèr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cleroderma citr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Scleroderma verruc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ycoperdon pyriform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5" calcext:value-type="float">
            <text:p>173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19" calcext:value-type="float">
            <text:p>919</text:p>
          </table:table-cell>
          <table:table-cell office:value-type="string" calcext:value-type="string">
            <text:p>Lycoperdon perl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6" calcext:value-type="float">
            <text:p>173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20" calcext:value-type="float">
            <text:p>920</text:p>
          </table:table-cell>
          <table:table-cell office:value-type="string" calcext:value-type="string">
            <text:p>Lycoperdon echinatum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Geastrum sessil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Geastrum triplex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Cyathus striatus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Crucibulum laeve</text:p>
          </table:table-cell>
          <table:table-cell/>
          <table:table-cell office:value-type="string" calcext:value-type="string">
            <text:p>Intern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Hydnum repand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iguillons</text:p>
          </table:table-cell>
          <table:table-cell office:value-type="string" calcext:value-type="string">
            <text:p>Caducs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Auriscalpium vulgare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Phellodon niger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Hydnellum ferrugineum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Sarcodon imbricatus</text:p>
          </table:table-cell>
          <table:table-cell/>
          <table:table-cell office:value-type="string" calcext:value-type="string">
            <text:p>Aiguillons</text:p>
          </table:table-cell>
          <table:table-cell office:value-type="string" calcext:value-type="string">
            <text:p>Non caducs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Meripilus gigant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Grifola frond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Polyporus squam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Polyporus tuberaste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Polyporus dur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Polyporus cili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Ganoderma lucid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Postia stiptic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Postia caesi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Laetiporus sulfur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rametes versicolor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Heterobasidion annosum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Trametes gibb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Daedaleopsis confragos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Piptoporus betul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Fomes fomentari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Ganoderma lipsiense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Phellinus ferrugi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Schizopora paradoxa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Non détachables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crocipodi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scab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carpin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cinum aurantiac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lut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greville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gran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Chalciporus piper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Gyrodon liv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bovin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Strobilomyces strobilac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edu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Tylopilus fell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yroporus castane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Xerocomus chrysenteron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Xerocomus subtomentos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Pseudoboletus parasitic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cal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appendicul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Xerocomus chrysenter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Xerocomus pruin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Xerocomus rubel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Xerocomus bad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erythrop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lurid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letus satana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yroporus cyanescen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illus variegatus</text:p>
          </table:table-cell>
          <table:table-cell/>
          <table:table-cell office:value-type="string" calcext:value-type="string">
            <text:p>Tubes</text:p>
          </table:table-cell>
          <table:table-cell office:value-type="string" calcext:value-type="string">
            <text:p>Détachable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6"/>
          <table:table-cell table:number-columns-repeated="2"/>
          <table:table-cell office:value-type="string" calcext:value-type="string">
            <text:p>Hygrophoropsis aurantia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Rickenella fibul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inver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gibb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Lentinus tigrinu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nebula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clav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phyllophi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Clitopilus prunul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undatum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  <table:table-cell office:value-type="string" calcext:value-type="string">
            <text:p>Paxillus involut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office:value-type="string" calcext:value-type="string">
            <text:p>Décurrentes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4-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manita fulv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 [10]</text:p>
          </table:table-cell>
          <table:table-cell office:value-type="string" calcext:value-type="string">
            <text:p>ovoïde, étalé ma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roux, orange, fauv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non ?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4-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manita croce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jaun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1,5-2,5</text:p>
          </table:table-cell>
          <table:table-cell/>
          <table:table-cell office:value-type="string" calcext:value-type="string">
            <text:p>tigré, chiné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4-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manita vaginata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 [15]</text:p>
          </table:table-cell>
          <table:table-cell office:value-type="string" calcext:value-type="string">
            <text:p>ovoïde, [campanulé]</text:p>
          </table:table-cell>
          <table:table-cell office:value-type="string" calcext:value-type="string">
            <text:p>lisse, viscidule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0,5-1,2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pruineux, chin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4-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manita lividopallescens</text:p>
          </table:table-cell>
          <table:table-cell office:value-type="string" calcext:value-type="string">
            <text:p>Comestible cuit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7-15</text:p>
          </table:table-cell>
          <table:table-cell office:value-type="string" calcext:value-type="string">
            <text:p>ovoïde convexe, étalé submamelonné</text:p>
          </table:table-cell>
          <table:table-cell table:style-name="Default" office:value-type="string" calcext:value-type="string">
            <text:p>strié</text:p>
          </table:table-cell>
          <table:table-cell office:value-type="string" calcext:value-type="string">
            <text:p>ocre, crèm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1-2,5</text:p>
          </table:table-cell>
          <table:table-cell/>
          <table:table-cell office:value-type="string" calcext:value-type="string">
            <text:p>pelucheux</text:p>
          </table:table-cell>
          <table:table-cell office:value-type="string" calcext:value-type="string">
            <text:p>blanc, gris, 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harmilles</text:p>
          </table:table-cell>
          <table:table-cell office:value-type="string" calcext:value-type="string">
            <text:p>4-12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4-11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Volvariella gloiocepha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-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rmillaria mell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office:value-type="string" calcext:value-type="string">
            <text:p>Oudemansiella muci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Pholiota squarr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string" calcext:value-type="string">
            <text:p>Pholiota aurive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office:value-type="string" calcext:value-type="string">
            <text:p>Gymnopilus spect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string" calcext:value-type="string">
            <text:p>Kuehneromyces mutabil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Galerina margi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Agrocybe aegeri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Psathyrella lacrymabund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Cystoderma amianthin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cingulat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4-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rmillaria galli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Rozites caper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office:value-type="string" calcext:value-type="string">
            <text:p>Agrocybe rivul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radicos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office:value-type="string" calcext:value-type="string">
            <text:p>Coprinus com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Coprinus atramentari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Stropharia aerugin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  <table:table-cell office:value-type="string" calcext:value-type="string">
            <text:p>Stropharia caerul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office:value-type="string" calcext:value-type="string">
            <text:p>Stropharia coroni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  <table:table-cell office:value-type="string" calcext:value-type="string">
            <text:p>Hypholoma fascicular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string" calcext:value-type="string">
            <text:p>Hypholoma sublateriti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Psathyrella piluliform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string" calcext:value-type="string">
            <text:p>Coprinus mic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Pholiota 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Pholiota gumm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Chroogomphus rut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string" calcext:value-type="string">
            <text:p>Gomphidius glutin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  <table:table-cell office:value-type="string" calcext:value-type="string">
            <text:p>Gomphidius ros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Gymnopilus penetr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4-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ocybe bong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4-14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Inocybe geophy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4-1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Inocybe geophylla var. Lilac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-14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nocybe flocculos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mesopha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-1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Inocybe dulcama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  <table:table-cell office:value-type="string" calcext:value-type="string">
            <text:p>Psathyrella candollea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  <table:table-cell office:value-type="string" calcext:value-type="string">
            <text:p>Pleurotus pulmo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  <table:table-cell office:value-type="string" calcext:value-type="string">
            <text:p>Pleurotus ostreat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  <table:table-cell office:value-type="string" calcext:value-type="string">
            <text:p>Lentinellus cochleat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office:value-type="string" calcext:value-type="string">
            <text:p>Lenzites betulin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Daedaleopsis tricolor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string" calcext:value-type="string">
            <text:p>Daedalea quercin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  <table:table-cell office:value-type="string" calcext:value-type="string">
            <text:p>Hohenbuehelia geogen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Pholiota curv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string" calcext:value-type="string">
            <text:p>Tapinella atrotomentos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  <table:table-cell office:value-type="string" calcext:value-type="string">
            <text:p>Crepidotus variab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string" calcext:value-type="string">
            <text:p>Crepidotus mol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-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Collybia fusip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string" calcext:value-type="string">
            <text:p>Flammulina velutip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-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ollybia conflue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9"/>
          <table:table-cell office:value-type="string" calcext:value-type="string">
            <text:p>très serr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erythr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4-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rmillaria ta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décurrentes</text:p>
          </table:table-cell>
          <table:table-cell table:number-columns-repeated="9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table:number-columns-repeated="99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-9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ollybia pero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4-1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Laccaria amethystin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4-1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Laccaria lacc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violet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galericul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pelianth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Mycena pu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8"/>
          <table:table-cell office:value-type="string" calcext:value-type="string">
            <text:p>blanc</text:p>
          </table:table-cell>
          <table:table-cell office:value-type="string" calcext:value-type="string">
            <text:p>assez espacées</text:p>
          </table:table-cell>
          <table:table-cell table:number-columns-repeated="9"/>
          <table:table-cell office:value-type="string" calcext:value-type="string">
            <text:p>blanc</text:p>
          </table:table-cell>
          <table:table-cell table:number-columns-repeated="3"/>
          <table:table-cell office:value-type="string" calcext:value-type="string">
            <text:p>radis, pomme de terre</text:p>
          </table:table-cell>
          <table:table-cell table:number-columns-repeated="994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ros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nu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sordid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office:value-type="string" calcext:value-type="string">
            <text:p>Lyophyllum decas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inclin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haemat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sanguinolen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  <table:table-cell office:value-type="string" calcext:value-type="string">
            <text:p>Megacollybia platyphyl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  <table:table-cell office:value-type="string" calcext:value-type="string">
            <text:p>Oudemansiella radi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2" calcext:value-type="float">
            <text:p>502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orea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butyr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4-9</text:p>
          </table:table-cell>
          <table:table-cell/>
          <table:table-cell office:value-type="string" calcext:value-type="string">
            <text:p>Collybia dryophi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4-7</text:p>
          </table:table-cell>
          <table:table-cell/>
          <table:table-cell office:value-type="string" calcext:value-type="string">
            <text:p>Clitocybe dealba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4" calcext:value-type="float">
            <text:p>504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alli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05" calcext:value-type="float">
            <text:p>505</text:p>
          </table:table-cell>
          <table:table-cell table:style-name="ce12" table:number-columns-repeated="2"/>
          <table:table-cell office:value-type="string" calcext:value-type="string">
            <text:p>Marasmiellus ramea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rotul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4" calcext:value-type="float">
            <text:p>494</text:p>
          </table:table-cell>
          <table:table-cell table:style-name="ce12" office:value-type="string" calcext:value-type="string">
            <text:p>4-9</text:p>
          </table:table-cell>
          <table:table-cell table:style-name="ce12"/>
          <table:table-cell office:value-type="string" calcext:value-type="string">
            <text:p>Marasmius androsace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galop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croca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polygramm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4-10</text:p>
          </table:table-cell>
          <table:table-cell/>
          <table:table-cell office:value-type="string" calcext:value-type="string">
            <text:p>Mycena epipterygi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9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cerv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salicin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4-11</text:p>
          </table:table-cell>
          <table:table-cell/>
          <table:table-cell office:value-type="string" calcext:value-type="string">
            <text:p>Pluteus leonin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person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euchro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nit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griseocyane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nidoros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livid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lividoalb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rhodopoli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6"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Entoloma hebe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-1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Inocybe corydal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4-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ocybe piriodor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-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ocybe jura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4-14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Inocybe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4-1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4-14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Inocybe cooke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4-14</text:p>
          </table:table-cell>
          <table:table-cell/>
          <table:table-cell office:value-type="string" calcext:value-type="string">
            <text:p>Inocybe xanthocepha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4-14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ocybe fastigi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4-1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Inocybe patouillard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gris, brun</text:p>
          </table:table-cell>
          <table:table-cell table:number-columns-repeated="3"/>
          <table:table-cell office:value-type="string" calcext:value-type="string">
            <text:p>spermatique</text:p>
          </table:table-cell>
          <table:table-cell table:number-columns-repeated="99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  <table:table-cell office:value-type="string" calcext:value-type="string">
            <text:p>Tubaria furfurac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string" calcext:value-type="string">
            <text:p>Galerina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string" calcext:value-type="string">
            <text:p>Conocybe spp.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sinapiz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crustuliniforme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4-13</text:p>
          </table:table-cell>
          <table:table-cell/>
          <table:table-cell office:value-type="string" calcext:value-type="string">
            <text:p>Hebeloma sacchar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café au lait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string" calcext:value-type="string">
            <text:p>Coprinus plicatili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  <table:table-cell office:value-type="string" calcext:value-type="string">
            <text:p>Panaeolus spp.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  <table:table-cell office:value-type="string" calcext:value-type="string">
            <text:p>Psathyrella conopilu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string" calcext:value-type="string">
            <text:p>Stropharia pseudocyane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  <table:table-cell office:value-type="string" calcext:value-type="string">
            <text:p>Stropharia inunct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4-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actarius pipe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rugul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pruin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6-8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4-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actarius veller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velouté, tomenteux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subdécurrent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,5-5</text:p>
          </table:table-cell>
          <table:table-cell/>
          <table:table-cell office:value-type="string" calcext:value-type="string">
            <text:p>pruin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4-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actarius controvers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8-20 [30]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fourchues décurrentes</text:p>
          </table:table-cell>
          <table:table-cell office:value-type="string" calcext:value-type="string">
            <text:p>crème, ros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conique</text:p>
          </table:table-cell>
          <table:table-cell/>
          <table:table-cell office:value-type="string" calcext:value-type="string">
            <text:p>blanc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4-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Lactarius torm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6-12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rouge, ros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Adnées, 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pruineux, (scrobiculé)</text:p>
          </table:table-cell>
          <table:table-cell office:value-type="string" calcext:value-type="string">
            <text:p>blanc, [rose]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</text:p>
          </table:table-cell>
          <table:table-cell office:value-type="string" calcext:value-type="string">
            <text:p>6-12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4-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Lactarius pubesc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ineux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u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, friches, pelouses</text:p>
          </table:table-cell>
          <table:table-cell table:number-columns-repeated="99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4-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Lactarius delicios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creusé</text:p>
          </table:table-cell>
          <table:table-cell office:value-type="string" calcext:value-type="string">
            <text:p>viscidule, zon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orange, vert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trapu</text:p>
          </table:table-cell>
          <table:table-cell office:value-type="string" calcext:value-type="string">
            <text:p>scrobicul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-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actarius blenn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déprimé, (entonnoir)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run, (gris)</text:p>
          </table:table-cell>
          <table:table-cell/>
          <table:table-cell office:value-type="string" calcext:value-type="string">
            <text:p>adnées, 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2,5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êt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-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Lactarius necat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brun, olive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vert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viscidule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orêt, bouleaux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4-2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Lactarius zon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convexe, [étalé]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jaune, 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onique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ine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4-2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Lactarius qu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micacé</text:p>
          </table:table-cell>
          <table:table-cell office:value-type="string" calcext:value-type="string">
            <text:p>brun, roux, gris, rouge</text:p>
          </table:table-cell>
          <table:table-cell/>
          <table:table-cell office:value-type="string" calcext:value-type="string">
            <text:p>adnées, décurrentes</text:p>
          </table:table-cell>
          <table:table-cell office:value-type="string" calcext:value-type="string">
            <text:p>crème, [roux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table:number-columns-repeated="2"/>
          <table:table-cell office:value-type="string" calcext:value-type="string">
            <text:p>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ênes</text:p>
          </table:table-cell>
          <table:table-cell office:value-type="string" calcext:value-type="string">
            <text:p>7-12</text:p>
          </table:table-cell>
          <table:table-cell/>
          <table:table-cell office:value-type="string" calcext:value-type="string">
            <text:p>punaise</text:p>
          </table:table-cell>
          <table:table-cell table:number-columns-repeated="99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-2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Lactarius chrysorrh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subglobuleux, [déprimé]</text:p>
          </table:table-cell>
          <table:table-cell office:value-type="string" calcext:value-type="string">
            <text:p>viscidule, [micacé]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, rose, orang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table:number-columns-repeated="2"/>
          <table:table-cell office:value-type="string" calcext:value-type="string">
            <text:p>blanc, [crème], [oran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chên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-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Lactarius uv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gris, lilas, beige, ros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farci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4-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Lactarius glyci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uineux, micacé</text:p>
          </table:table-cell>
          <table:table-cell office:value-type="string" calcext:value-type="string">
            <text:p>gris, beige, lila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range</text:p>
          </table:table-cell>
          <table:table-cell office:value-type="string" calcext:value-type="string">
            <text:p>assez serré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blanc, [crème], [rose], [idem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</text:p>
          </table:table-cell>
          <table:table-cell table:number-columns-repeated="2"/>
          <table:table-cell office:value-type="string" calcext:value-type="string">
            <text:p>noix de coco</text:p>
          </table:table-cell>
          <table:table-cell table:number-columns-repeated="99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4-2</text:p>
          </table:table-cell>
          <table:table-cell/>
          <table:table-cell office:value-type="string" calcext:value-type="string">
            <text:p>Lactarius azonit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louté</text:p>
          </table:table-cell>
          <table:table-cell office:value-type="string" calcext:value-type="string">
            <text:p>brun, gri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ocre, saumon</text:p>
          </table:table-cell>
          <table:table-cell office:value-type="string" calcext:value-type="string">
            <text:p>assez serrées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armes, hêtres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4-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Lactarius vie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lilas, (gris), (beige)</text:p>
          </table:table-cell>
          <table:table-cell office:value-type="string" calcext:value-type="string">
            <text:p>givrée</text:p>
          </table:table-cell>
          <table:table-cell office:value-type="string" calcext:value-type="string">
            <text:p>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caboss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uleaux, pin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4-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Lactarius camphor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aplani, déprim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1,5-5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ridulé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orêt, (bois pourri)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Punaise, chicorée</text:p>
          </table:table-cell>
          <table:table-cell table:number-columns-repeated="99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4-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Lactarius ruf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feutré</text:p>
          </table:table-cell>
          <table:table-cell office:value-type="string" calcext:value-type="string">
            <text:p>brun, roux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ins, bouleaux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-2</text:p>
          </table:table-cell>
          <table:table-cell/>
          <table:table-cell office:value-type="string" calcext:value-type="string">
            <text:p>Lactarius hel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utré</text:p>
          </table:table-cell>
          <table:table-cell office:value-type="string" calcext:value-type="string">
            <text:p>beige, ocre, (rouge), (jaun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[ocre], [rose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nifères, (bouleaux)</text:p>
          </table:table-cell>
          <table:table-cell table:number-columns-repeated="2"/>
          <table:table-cell office:value-type="string" calcext:value-type="string">
            <text:p>chicorée</text:p>
          </table:table-cell>
          <table:table-cell table:number-columns-repeated="99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4-2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Lactarius pterospor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convexe, [déprimé]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, [saumon]</text:p>
          </table:table-cell>
          <table:table-cell office:value-type="string" calcext:value-type="string">
            <text:p>très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satiné, ridulé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harm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ruitée</text:p>
          </table:table-cell>
          <table:table-cell table:number-columns-repeated="99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4-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actarius subseric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sse, velouté</text:p>
          </table:table-cell>
          <table:table-cell office:value-type="string" calcext:value-type="string">
            <text:p>roux, roug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rème, ocre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nnelé</text:p>
          </table:table-cell>
          <table:table-cell office:value-type="string" calcext:value-type="string">
            <text:p>subconcolore, brun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épicéas</text:p>
          </table:table-cell>
          <table:table-cell table:number-columns-repeated="2"/>
          <table:table-cell office:value-type="string" calcext:value-type="string">
            <text:p>acidulée</text:p>
          </table:table-cell>
          <table:table-cell table:number-columns-repeated="99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-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actarius cimicari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tronqué</text:p>
          </table:table-cell>
          <table:table-cell office:value-type="string" calcext:value-type="string">
            <text:p>sec, chagriné</text:p>
          </table:table-cell>
          <table:table-cell office:value-type="string" calcext:value-type="string">
            <text:p>brun, noir, [gris]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, rose, roux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lierre, punaise</text:p>
          </table:table-cell>
          <table:table-cell table:number-columns-repeated="99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4-2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Lactarius subdulc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étalé, déprimé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eige, brun, rose</text:p>
          </table:table-cell>
          <table:table-cell/>
          <table:table-cell office:value-type="string" calcext:value-type="string">
            <text:p>adnées, décurrentes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crème, jaune, ros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hêtr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4-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Lactarius tabid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, roug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, [beige], [ros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0,3-0,8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hêt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4-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Lactarius lacunar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déprimé</text:p>
          </table:table-cell>
          <table:table-cell office:value-type="string" calcext:value-type="string">
            <text:p>lisse, furfuracé</text:p>
          </table:table-cell>
          <table:table-cell office:value-type="string" calcext:value-type="string">
            <text:p>roux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, [beige], [orang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rnières, mar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-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Lactarius aurantiac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orange, jaune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[crème]</text:p>
          </table:table-cell>
          <table:table-cell office:value-type="string" calcext:value-type="string">
            <text:p>assez serré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(conifères)</text:p>
          </table:table-cell>
          <table:table-cell table:number-columns-repeated="2"/>
          <table:table-cell office:value-type="string" calcext:value-type="string">
            <text:p>caoutchouc, punaise</text:p>
          </table:table-cell>
          <table:table-cell table:number-columns-repeated="99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4-2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Lactarius pyroga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entonnoir</text:p>
          </table:table-cell>
          <table:table-cell office:value-type="string" calcext:value-type="string">
            <text:p>Viscidule, ridulé</text:p>
          </table:table-cell>
          <table:table-cell office:value-type="string" calcext:value-type="string">
            <text:p>beige, gris, ocre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ocre, orange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6-8,5</text:p>
          </table:table-cell>
          <table:table-cell office:value-type="string" calcext:value-type="string">
            <text:p>0,5-2</text:p>
          </table:table-cell>
          <table:table-cell/>
          <table:table-cell office:value-type="string" calcext:value-type="string">
            <text:p>ridulé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isetier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4-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Lactarius trivia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avec lait</text:p>
          </table:table-cell>
          <table:table-cell office:value-type="string" calcext:value-type="string">
            <text:p>8-15 [20]</text:p>
          </table:table-cell>
          <table:table-cell office:value-type="string" calcext:value-type="string">
            <text:p>étalé, déprim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ocre, lilas, beige, brun</text:p>
          </table:table-cell>
          <table:table-cell/>
          <table:table-cell office:value-type="string" calcext:value-type="string">
            <text:p>décurrentes</text:p>
          </table:table-cell>
          <table:table-cell office:value-type="string" calcext:value-type="string">
            <text:p>crème, [ocr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1,5-4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lisse, ridulé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onifères, bouleaux, marécag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4-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Russula delic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arquées décurrent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s</text:p>
          </table:table-cell>
          <table:table-cell table:number-columns-repeated="2"/>
          <table:table-cell office:value-type="string" calcext:value-type="string">
            <text:p>fruité, [poisson]</text:p>
          </table:table-cell>
          <table:table-cell table:number-columns-repeated="99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4-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Russula nigricans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string" calcext:value-type="string">
            <text:p>20 [30]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nc, brun, [noir]</text:p>
          </table:table-cell>
          <table:table-cell/>
          <table:table-cell office:value-type="string" calcext:value-type="string">
            <text:p>horizontales ?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ès espacé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bossé</text:p>
          </table:table-cell>
          <table:table-cell office:value-type="string" calcext:value-type="string">
            <text:p>blanc, rose, gris, [noir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4-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Russula densifolia</text:p>
          </table:table-cell>
          <table:table-cell/>
          <table:table-cell office:value-type="string" calcext:value-type="string">
            <text:p>Lames</text:p>
          </table:table-cell>
          <table:table-cell office:value-type="string" calcext:value-type="string">
            <text:p>Lamelles</text:p>
          </table:table-cell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table:number-columns-repeated="3"/>
          <table:table-cell office:value-type="string" calcext:value-type="string">
            <text:p>Chair rougissante puis noircissante</text:p>
          </table:table-cell>
          <table:table-cell table:number-columns-repeated="99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-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Russula artesi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rouge, violet</text:p>
          </table:table-cell>
          <table:table-cell/>
          <table:table-cell office:value-type="string" calcext:value-type="string">
            <text:p>subdécurrentes</text:p>
          </table:table-cell>
          <table:table-cell office:value-type="string" calcext:value-type="string">
            <text:p>crèm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euillus, argileux</text:p>
          </table:table-cell>
          <table:table-cell table:number-columns-repeated="99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-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Russula foet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cre, fauve, brun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 office:value-type="string" calcext:value-type="string">
            <text:p>peu serré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êt</text:p>
          </table:table-cell>
          <table:table-cell table:number-columns-repeated="2"/>
          <table:table-cell office:value-type="string" calcext:value-type="string">
            <text:p>âcre, corne brûlée</text:p>
          </table:table-cell>
          <table:table-cell table:number-columns-repeated="99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Russula pectinatoide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caoutchouc</text:p>
          </table:table-cell>
          <table:table-cell table:number-columns-repeated="99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4-1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Russula lauroceras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cre, jaune</text:p>
          </table:table-cell>
          <table:table-cell table:number-columns-repeated="2"/>
          <table:table-cell office:value-type="string" calcext:value-type="string">
            <text:p>crè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r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mande, corne brûlée</text:p>
          </table:table-cell>
          <table:table-cell table:number-columns-repeated="99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4-1</text:p>
          </table:table-cell>
          <table:table-cell office:value-type="float" office:value="742" calcext:value-type="float">
            <text:p>742</text:p>
          </table:table-cell>
          <table:table-cell table:style-name="ce7" office:value-type="string" calcext:value-type="string">
            <text:p>Russula amoen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, gris</text:p>
          </table:table-cell>
          <table:table-cell table:number-columns-repeated="2"/>
          <table:table-cell office:value-type="string" calcext:value-type="string">
            <text:p>blanc, crè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string" calcext:value-type="string">
            <text:p>forêt, chemin, clairière</text:p>
          </table:table-cell>
          <table:table-cell table:number-columns-repeated="2"/>
          <table:table-cell office:value-type="string" calcext:value-type="string">
            <text:p>topinambour</text:p>
          </table:table-cell>
          <table:table-cell table:number-columns-repeated="99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4-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Russula vesc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rose, violet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euillus, chênes</text:p>
          </table:table-cell>
          <table:table-cell table:number-columns-repeated="99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4-1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Russula vir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string" calcext:value-type="string">
            <text:p>10 [15]</text:p>
          </table:table-cell>
          <table:table-cell/>
          <table:table-cell office:value-type="string" calcext:value-type="string">
            <text:p>velouté, [craquelé]</text:p>
          </table:table-cell>
          <table:table-cell office:value-type="string" calcext:value-type="string">
            <text:p>vert, blanc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feuillus</text:p>
          </table:table-cell>
          <table:table-cell table:number-columns-repeated="99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4-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Russula heterophyl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idé</text:p>
          </table:table-cell>
          <table:table-cell office:value-type="string" calcext:value-type="string">
            <text:p>vert, jaune</text:p>
          </table:table-cell>
          <table:table-cell/>
          <table:table-cell office:value-type="string" calcext:value-type="string">
            <text:p>arquées</text:p>
          </table:table-cell>
          <table:table-cell office:value-type="string" calcext:value-type="string">
            <text:p>blanc</text:p>
          </table:table-cell>
          <table:table-cell table:number-columns-repeated="5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table:number-columns-repeated="99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4-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Russula aerugin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ert, jaune</text:p>
          </table:table-cell>
          <table:table-cell table:number-columns-repeated="2"/>
          <table:table-cell office:value-type="string" calcext:value-type="string">
            <text:p>blanc, jaune, [ocre]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 [4]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table:number-columns-repeated="4"/>
          <table:table-cell office:value-type="string" calcext:value-type="string">
            <text:p>blanc, crème, ocre</text:p>
          </table:table-cell>
          <table:table-cell office:value-type="string" calcext:value-type="string">
            <text:p>bouleaux, conifères</text:p>
          </table:table-cell>
          <table:table-cell table:number-columns-repeated="99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4-1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Russula cyanoxanth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4-1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ussula gris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4-1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Russula lep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4-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Russula luteotact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4-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ussula atropurpu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4-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Russula exalbic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4-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Russula velenovsky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-1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Russula ochroleuc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4-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ussula fell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Russula fragil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4-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ussula knauth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ussula silvestr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4-1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Russula fageticol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4-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Russula auro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4-1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Russula quelet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4-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Russula drime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sanguin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nitid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olivace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xerampe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4-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Russula au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melli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versicolor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-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Russula claroflav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risigall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4-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Russula acetol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4-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Russula amar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turc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romeli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decipie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4-1</text:p>
          </table:table-cell>
          <table:table-cell/>
          <table:table-cell office:value-type="string" calcext:value-type="string">
            <text:p>Russula cupr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cassante sans lait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manita phalloide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1-3 [5]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[rose fanée]</text:p>
          </table:table-cell>
          <table:table-cell table:number-columns-repeated="99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4-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manita viros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ovoïde, [étalé 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cylindrique, clavé</text:p>
          </table:table-cell>
          <table:table-cell office:value-type="string" calcext:value-type="string">
            <text:p>pelucheux, lai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table:style-name="Default" office:value-type="string" calcext:value-type="string">
            <text:p>forêt, conifères, feuillu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4-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manita phalloides var. alb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hémisphérique, étalé convexe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e, fin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20</text:p>
          </table:table-cell>
          <table:table-cell office:value-type="string" calcext:value-type="string">
            <text:p>1-3 [5]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chênes</text:p>
          </table:table-cell>
          <table:table-cell office:value-type="string" calcext:value-type="string">
            <text:p>7-10</text:p>
          </table:table-cell>
          <table:table-cell/>
          <table:table-cell office:value-type="string" calcext:value-type="string">
            <text:p>[rose fanée]</text:p>
          </table:table-cell>
          <table:table-cell table:number-columns-repeated="99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4-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manita ovoid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5-30 [40]</text:p>
          </table:table-cell>
          <table:table-cell/>
          <table:table-cell office:value-type="string" calcext:value-type="string">
            <text:p>liss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rém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-15</text:p>
          </table:table-cell>
          <table:table-cell office:value-type="string" calcext:value-type="string">
            <text:p>2,5-5</text:p>
          </table:table-cell>
          <table:table-cell office:value-type="string" calcext:value-type="string">
            <text:p>bulbeux, radicant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en sa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pré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4-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manita caesar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-20</text:p>
          </table:table-cell>
          <table:table-cell/>
          <table:table-cell office:value-type="string" calcext:value-type="string">
            <text:p>strié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,5-3</text:p>
          </table:table-cell>
          <table:table-cell table:number-columns-repeated="2"/>
          <table:table-cell office:value-type="string" calcext:value-type="string">
            <text:p>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ilamenteu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manita citr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,5-2 [4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circonc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4-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manita citrina var. alb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étalé</text:p>
          </table:table-cell>
          <table:table-cell office:value-type="string" calcext:value-type="string">
            <text:p>flocons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,5-2 [4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circonc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-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manita porphy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hémisphérique, [étalé 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gris, violet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,5-2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gris, violet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pomme de terre</text:p>
          </table:table-cell>
          <table:table-cell table:number-columns-repeated="99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4-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manita muscari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8-20 [25]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rouge, orang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1-4 [6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eluch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ri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4-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manita pantherin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-10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fri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4-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manita gemm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 [15]</text:p>
          </table:table-cell>
          <table:table-cell table:number-columns-repeated="2"/>
          <table:table-cell office:value-type="string" calcext:value-type="string">
            <text:p>crème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table:number-columns-repeated="99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4-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manita strobiliform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0-20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[gris]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8-25</text:p>
          </table:table-cell>
          <table:table-cell office:value-type="string" calcext:value-type="string">
            <text:p>2,5-4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subnu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harmes, chênes</text:p>
          </table:table-cell>
          <table:table-cell office:value-type="string" calcext:value-type="string">
            <text:p>7-10</text:p>
          </table:table-cell>
          <table:table-cell table:number-columns-repeated="99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4-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manita rubesce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lanc, ocr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1,5-4</text:p>
          </table:table-cell>
          <table:table-cell office:value-type="string" calcext:value-type="string">
            <text:p>subbulbeux</text:p>
          </table:table-cell>
          <table:table-cell/>
          <table:table-cell office:value-type="string" calcext:value-type="string">
            <text:p>blanc, brun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volve nul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4-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manita spis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5</text:p>
          </table:table-cell>
          <table:table-cell/>
          <table:table-cell office:value-type="string" calcext:value-type="string">
            <text:p>flocons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lavé, subbulbeux</text:p>
          </table:table-cell>
          <table:table-cell/>
          <table:table-cell office:value-type="string" calcext:value-type="string">
            <text:p>blanc, bistre</text:p>
          </table:table-cell>
          <table:table-cell office:value-type="string" calcext:value-type="string">
            <text:p>présent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nnuliform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rave</text:p>
          </table:table-cell>
          <table:table-cell table:number-columns-repeated="994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hloropha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onic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punice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coccine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cybe psittacin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Cuphophyllus niv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6" office:value-type="float" office:value="171" calcext:value-type="float">
            <text:p>171</text:p>
          </table:table-cell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Cuphophyllus pratens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eburne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penari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nemore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russu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hypothej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persoonii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lindtneri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6"/>
          <table:table-cell office:value-type="string" calcext:value-type="string">
            <text:p>4-4</text:p>
          </table:table-cell>
          <table:table-cell/>
          <table:table-cell office:value-type="string" calcext:value-type="string">
            <text:p>Hygrophorus agathosm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string" calcext:value-type="string">
            <text:p>Macrolepiota procer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string" calcext:value-type="string">
            <text:p>Macrolepiota rhaco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string" calcext:value-type="string">
            <text:p>Macrolepiota venen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Macrolepiota excoriat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Leucoagaricus leucothite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cristata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clypeolaria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brunneoincarnat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4-6</text:p>
          </table:table-cell>
          <table:table-cell/>
          <table:table-cell office:value-type="string" calcext:value-type="string">
            <text:p>Lepiota josserandii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libr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string" calcext:value-type="string">
            <text:p>Echinoderma asper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4-1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garicus silvic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blanc, jaune, orange</text:p>
          </table:table-cell>
          <table:table-cell office:value-type="string" calcext:value-type="string">
            <text:p>fin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gris], [brun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4-1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garicus arvens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6-2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flocononn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brun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1,5-3</text:p>
          </table:table-cell>
          <table:table-cell office:value-type="string" calcext:value-type="string">
            <text:p>clavé</text:p>
          </table:table-cell>
          <table:table-cell/>
          <table:table-cell office:value-type="string" calcext:value-type="string">
            <text:p>blanc, 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4-18</text:p>
          </table:table-cell>
          <table:table-cell/>
          <table:table-cell office:value-type="string" calcext:value-type="string">
            <text:p>Agaricus comtul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yeux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ugac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table:number-columns-repeated="2"/>
          <table:table-cell office:value-type="string" calcext:value-type="string">
            <text:p>anis</text:p>
          </table:table-cell>
          <table:table-cell table:number-columns-repeated="99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4-1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garicus xanthoderm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tronconique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blanc, jaune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rose]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marginé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e denté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rairies, lisiè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iodoforme</text:p>
          </table:table-cell>
          <table:table-cell table:number-columns-repeated="99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4-1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garicus silvatic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hémisphérique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pelucheuse, liss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1,5 [2]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gris, [beige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conifè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4-1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garicus campestri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fusiform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ragile, cortiniform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erbe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-1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garicus romagnesii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trapézoïdal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noir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rhizoïdes</text:p>
          </table:table-cell>
          <table:table-cell office:value-type="string" calcext:value-type="string">
            <text:p>blanc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pelouse</text:p>
          </table:table-cell>
          <table:table-cell office:value-type="string" calcext:value-type="string">
            <text:p>6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4-1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garicus bisporu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vexe, plat</text:p>
          </table:table-cell>
          <table:table-cell office:value-type="string" calcext:value-type="string">
            <text:p>sublisse, squamuleux</text:p>
          </table:table-cell>
          <table:table-cell office:value-type="string" calcext:value-type="string">
            <text:p>brun, roux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ylindrique</text:p>
          </table:table-cell>
          <table:table-cell office:value-type="string" calcext:value-type="string">
            <text:p>lisse, fibrillo-pelucheux</text:p>
          </table:table-cell>
          <table:table-cell office:value-type="string" calcext:value-type="string">
            <text:p>gris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lisières, terre remuée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4-1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Agaricus variegan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quames trapézoïdales</text:p>
          </table:table-cell>
          <table:table-cell office:value-type="string" calcext:value-type="string">
            <text:p>blanc, brun</text:p>
          </table:table-cell>
          <table:table-cell/>
          <table:table-cell office:value-type="string" calcext:value-type="string">
            <text:p>libres</text:p>
          </table:table-cell>
          <table:table-cell office:value-type="string" calcext:value-type="string">
            <text:p>gris, [brun]</text:p>
          </table:table-cell>
          <table:table-cell office:value-type="string" calcext:value-type="string">
            <text:p>serrées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loconneux</text:p>
          </table:table-cell>
          <table:table-cell office:value-type="string" calcext:value-type="string">
            <text:p>blanc, beig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forêt, conifères</text:p>
          </table:table-cell>
          <table:table-cell office:value-type="string" calcext:value-type="string">
            <text:p>9-12</text:p>
          </table:table-cell>
          <table:table-cell/>
          <table:table-cell office:value-type="string" calcext:value-type="string">
            <text:p>scléroderme</text:p>
          </table:table-cell>
          <table:table-cell table:number-columns-repeated="99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4-1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garicus bitorqui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blanc, ocre</text:p>
          </table:table-cell>
          <table:table-cell office:value-type="string" calcext:value-type="string">
            <text:p>enro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sols tassés</text:p>
          </table:table-cell>
          <table:table-cell office:value-type="string" calcext:value-type="string">
            <text:p>5-11</text:p>
          </table:table-cell>
          <table:table-cell/>
          <table:table-cell office:value-type="string" calcext:value-type="string">
            <text:p>fongique</text:p>
          </table:table-cell>
          <table:table-cell table:number-columns-repeated="99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-1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garicus subperonatus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2</text:p>
          </table:table-cell>
          <table:table-cell/>
          <table:table-cell office:value-type="string" calcext:value-type="string">
            <text:p>subsquamuleux</text:p>
          </table:table-cell>
          <table:table-cell office:value-type="string" calcext:value-type="string">
            <text:p>fauve, ocre</text:p>
          </table:table-cell>
          <table:table-cell office:value-type="string" calcext:value-type="string">
            <text:p>appendiculée</text:p>
          </table:table-cell>
          <table:table-cell office:value-type="string" calcext:value-type="string">
            <text:p>libres</text:p>
          </table:table-cell>
          <table:table-cell office:value-type="string" calcext:value-type="string">
            <text:p>rose, [brun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cylindrique</text:p>
          </table:table-cell>
          <table:table-cell/>
          <table:table-cell office:value-type="string" calcext:value-type="string">
            <text:p>blanc, [roux]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brun, noir</text:p>
          </table:table-cell>
          <table:table-cell office:value-type="string" calcext:value-type="string">
            <text:p>haies, terre remuée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ongique, fruitée</text:p>
          </table:table-cell>
          <table:table-cell table:number-columns-repeated="99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4-1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rtinarius elatior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ridé</text:p>
          </table:table-cell>
          <table:table-cell office:value-type="string" calcext:value-type="string">
            <text:p>ocre, brun, rouge</text:p>
          </table:table-cell>
          <table:table-cell office:value-type="string" calcext:value-type="string">
            <text:p>violet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eige, blanc, [rouille]</text:p>
          </table:table-cell>
          <table:table-cell office:value-type="string" calcext:value-type="string">
            <text:p>peu serrée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ylindrique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rmille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4-1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ortinarius triviali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mamelonné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run, ocr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gris, violet, [rouill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2</text:p>
          </table:table-cell>
          <table:table-cell office:value-type="string" calcext:value-type="string">
            <text:p>fusoïde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armille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inodore</text:p>
          </table:table-cell>
          <table:table-cell table:number-columns-repeated="99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4-1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ortinarius delibu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jaune, ocr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lilas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4-1</text:p>
          </table:table-cell>
          <table:table-cell office:value-type="string" calcext:value-type="string">
            <text:p>cylindrique, clav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ssez 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4-1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ortinarius salor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violet, bleu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violet, lilas, [rouille]</text:p>
          </table:table-cell>
          <table:table-cell office:value-type="string" calcext:value-type="string">
            <text:p>serré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lindrique, clav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blanc, lilas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ssez 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(conf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multiform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squeux</text:p>
          </table:table-cell>
          <table:table-cell office:value-type="string" calcext:value-type="string">
            <text:p>ocre, orange, jaune</text:p>
          </table:table-cell>
          <table:table-cell table:number-columns-repeated="2"/>
          <table:table-cell office:value-type="string" calcext:value-type="string">
            <text:p>blanc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oc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conifères</text:p>
          </table:table-cell>
          <table:table-cell table:number-columns-repeated="2"/>
          <table:table-cell office:value-type="string" calcext:value-type="string">
            <text:p>miel</text:p>
          </table:table-cell>
          <table:table-cell table:number-columns-repeated="99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4-1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ortinarius calochro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lisse</text:p>
          </table:table-cell>
          <table:table-cell office:value-type="string" calcext:value-type="string">
            <text:p>brun, roux, jaune</text:p>
          </table:table-cell>
          <table:table-cell/>
          <table:table-cell office:value-type="string" calcext:value-type="string">
            <text:p>adnées, échancrées</text:p>
          </table:table-cell>
          <table:table-cell office:value-type="string" calcext:value-type="string">
            <text:p>lilas, rose, [rouille]</text:p>
          </table:table-cell>
          <table:table-cell office:value-type="string" calcext:value-type="string">
            <text:p>serré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5 [3]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blanc, oc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4-1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rtinarius caerulesc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, vergeté</text:p>
          </table:table-cell>
          <table:table-cell office:value-type="string" calcext:value-type="string">
            <text:p>bleu, gris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violet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hênes, charmes</text:p>
          </table:table-cell>
          <table:table-cell office:value-type="string" calcext:value-type="string">
            <text:p>9-11</text:p>
          </table:table-cell>
          <table:table-cell table:number-columns-repeated="99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4-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rtinarius splend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lisse, [moucheté]</text:p>
          </table:table-cell>
          <table:table-cell office:value-type="string" calcext:value-type="string">
            <text:p>jaune, roux</text:p>
          </table:table-cell>
          <table:table-cell/>
          <table:table-cell office:value-type="string" calcext:value-type="string">
            <text:p>adnées, échancrées</text:p>
          </table:table-cell>
          <table:table-cell office:value-type="string" calcext:value-type="string">
            <text:p>jaune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0,7-3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4-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ortinarius rufoolivac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convexe, déprimé</text:p>
          </table:table-cell>
          <table:table-cell office:value-type="string" calcext:value-type="string">
            <text:p>visqueux</text:p>
          </table:table-cell>
          <table:table-cell office:value-type="string" calcext:value-type="string">
            <text:p>roux, beige, lilas</text:p>
          </table:table-cell>
          <table:table-cell/>
          <table:table-cell office:value-type="string" calcext:value-type="string">
            <text:p>adnées, échancrées</text:p>
          </table:table-cell>
          <table:table-cell office:value-type="string" calcext:value-type="string">
            <text:p>olive, (violet)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0,7-3,5</text:p>
          </table:table-cell>
          <table:table-cell office:value-type="string" calcext:value-type="string">
            <text:p>bulbeux</text:p>
          </table:table-cell>
          <table:table-cell/>
          <table:table-cell office:value-type="string" calcext:value-type="string">
            <text:p>jaune, oc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hêtres, chênes</text:p>
          </table:table-cell>
          <table:table-cell office:value-type="string" calcext:value-type="string">
            <text:p>9-11</text:p>
          </table:table-cell>
          <table:table-cell table:number-columns-repeated="99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4-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rtinarius infrac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uleux, [convexe]</text:p>
          </table:table-cell>
          <table:table-cell office:value-type="string" calcext:value-type="string">
            <text:p>viscidule, vergeté</text:p>
          </table:table-cell>
          <table:table-cell office:value-type="string" calcext:value-type="string">
            <text:p>brun, ocr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gris, brun, [rouille]</text:p>
          </table:table-cell>
          <table:table-cell office:value-type="string" calcext:value-type="string">
            <text:p>espac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rème, bistre</text:p>
          </table:table-cell>
          <table:table-cell office:value-type="string" calcext:value-type="string">
            <text:p>présent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2"/>
          <table:table-cell office:value-type="string" calcext:value-type="string">
            <text:p>encens, huile de cèdre</text:p>
          </table:table-cell>
          <table:table-cell table:number-columns-repeated="99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larg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iscidule, fibrilleux</text:p>
          </table:table-cell>
          <table:table-cell office:value-type="string" calcext:value-type="string">
            <text:p>lilas, [ocre], [brun]</text:p>
          </table:table-cell>
          <table:table-cell table:number-columns-repeated="2"/>
          <table:table-cell office:value-type="string" calcext:value-type="string">
            <text:p>lilas, [rouille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 [3]</text:p>
          </table:table-cell>
          <table:table-cell table:number-columns-repeated="2"/>
          <table:table-cell office:value-type="string" calcext:value-type="string">
            <text:p>gris, lilas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table:number-columns-repeated="99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4-1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rtinarius purpurasce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gribouillé</text:p>
          </table:table-cell>
          <table:table-cell office:value-type="string" calcext:value-type="string">
            <text:p>brun, roux, gris</text:p>
          </table:table-cell>
          <table:table-cell office:value-type="string" calcext:value-type="string">
            <text:p>pâl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lilas, ros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bulbeux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sub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ruité</text:p>
          </table:table-cell>
          <table:table-cell table:number-columns-repeated="99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4-15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ortinarius triumphan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hémisphérique, [plat]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jaune, ocre</text:p>
          </table:table-cell>
          <table:table-cell office:value-type="string" calcext:value-type="string">
            <text:p>rous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, crème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1-2,5</text:p>
          </table:table-cell>
          <table:table-cell office:value-type="string" calcext:value-type="string">
            <text:p>cylindrique, clav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bracel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office:value-type="string" calcext:value-type="string">
            <text:p>9-11</text:p>
          </table:table-cell>
          <table:table-cell table:number-columns-repeated="99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4-1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ortinarius 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2 [15]</text:p>
          </table:table-cell>
          <table:table-cell office:value-type="string" calcext:value-type="string">
            <text:p>hémisphérique, [étalé]</text:p>
          </table:table-cell>
          <table:table-cell office:value-type="string" calcext:value-type="string">
            <text:p>feutré, squamuleux</text:p>
          </table:table-cell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adnées</text:p>
          </table:table-cell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1-2 [4]</text:p>
          </table:table-cell>
          <table:table-cell office:value-type="string" calcext:value-type="string">
            <text:p>cylindrique, clavé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huile de cèdre</text:p>
          </table:table-cell>
          <table:table-cell table:number-columns-repeated="99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venet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toneux, méchuleux</text:p>
          </table:table-cell>
          <table:table-cell office:value-type="string" calcext:value-type="string">
            <text:p>brun, jaune</text:p>
          </table:table-cell>
          <table:table-cell office:value-type="string" calcext:value-type="string">
            <text:p>enroulée</text:p>
          </table:table-cell>
          <table:table-cell/>
          <table:table-cell office:value-type="string" calcext:value-type="string">
            <text:p>jaune, [rouille]</text:p>
          </table:table-cell>
          <table:table-cell office:value-type="string" calcext:value-type="string">
            <text:p>peu serré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 [3]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concolo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table:number-columns-repeated="2"/>
          <table:table-cell office:value-type="string" calcext:value-type="string">
            <text:p>radis</text:p>
          </table:table-cell>
          <table:table-cell table:number-columns-repeated="99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4-15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ortinarius bolar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hémisphérique, [plat]</text:p>
          </table:table-cell>
          <table:table-cell office:value-type="string" calcext:value-type="string">
            <text:p>velouté</text:p>
          </table:table-cell>
          <table:table-cell office:value-type="string" calcext:value-type="string">
            <text:p>jaune, rouge</text:p>
          </table:table-cell>
          <table:table-cell table:number-columns-repeated="2"/>
          <table:table-cell office:value-type="string" calcext:value-type="string">
            <text:p>ocre, [rouill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5-1,5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4-1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ortinarius orellanus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, squamuleux</text:p>
          </table:table-cell>
          <table:table-cell office:value-type="string" calcext:value-type="string">
            <text:p>roux, fauve</text:p>
          </table:table-cell>
          <table:table-cell office:value-type="string" calcext:value-type="string">
            <text:p>rabattue</text:p>
          </table:table-cell>
          <table:table-cell office:value-type="string" calcext:value-type="string">
            <text:p>adnées</text:p>
          </table:table-cell>
          <table:table-cell office:value-type="string" calcext:value-type="string">
            <text:p>jaune, [rouille]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7-1,5</text:p>
          </table:table-cell>
          <table:table-cell office:value-type="string" calcext:value-type="string">
            <text:p>courbé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fauve, brun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hên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radis</text:p>
          </table:table-cell>
          <table:table-cell table:number-columns-repeated="99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4-1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Cortinarius pale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0 [40]</text:p>
          </table:table-cell>
          <table:table-cell table:number-columns-repeated="2"/>
          <table:table-cell office:value-type="string" calcext:value-type="string">
            <text:p>brun, beige</text:p>
          </table:table-cell>
          <table:table-cell office:value-type="string" calcext:value-type="string">
            <text:p>méchules blanches</text:p>
          </table:table-cell>
          <table:table-cell/>
          <table:table-cell office:value-type="string" calcext:value-type="string">
            <text:p>brun, violet, [rouille]</text:p>
          </table:table-cell>
          <table:table-cell office:value-type="string" calcext:value-type="string">
            <text:p>peu serrées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fibrilleux, chiné</text:p>
          </table:table-cell>
          <table:table-cell office:value-type="string" calcext:value-type="string">
            <text:p>bru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</text:p>
          </table:table-cell>
          <table:table-cell table:number-columns-repeated="2"/>
          <table:table-cell office:value-type="string" calcext:value-type="string">
            <text:p>géranium</text:p>
          </table:table-cell>
          <table:table-cell table:number-columns-repeated="99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4-1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ortinarius pholid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conique, [convexe]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bleu, [rouille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5-12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reux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orêt, bouleaux, (conifères)</text:p>
          </table:table-cell>
          <table:table-cell office:value-type="string" calcext:value-type="string">
            <text:p>8-11</text:p>
          </table:table-cell>
          <table:table-cell table:number-columns-repeated="99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4-1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Cortinarius cinnamomeolut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brilleux, feutré</text:p>
          </table:table-cell>
          <table:table-cell office:value-type="string" calcext:value-type="string">
            <text:p>brun, rouge</text:p>
          </table:table-cell>
          <table:table-cell table:number-columns-repeated="2"/>
          <table:table-cell office:value-type="string" calcext:value-type="string">
            <text:p>jaun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, (feuillus)</text:p>
          </table:table-cell>
          <table:table-cell table:number-columns-repeated="2"/>
          <table:table-cell office:value-type="string" calcext:value-type="string">
            <text:p>iodée, radis</text:p>
          </table:table-cell>
          <table:table-cell table:number-columns-repeated="99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4-15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Cortinarius cinnamom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fibrilleux, squamuleux</text:p>
          </table:table-cell>
          <table:table-cell office:value-type="string" calcext:value-type="string">
            <text:p>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orange, [rouille]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0,3-0,8</text:p>
          </table:table-cell>
          <table:table-cell/>
          <table:table-cell office:value-type="string" calcext:value-type="string">
            <text:p>chiné</text:p>
          </table:table-cell>
          <table:table-cell office:value-type="string" calcext:value-type="string">
            <text:p>jaune, brun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ifères, feuillus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iodée, radis</text:p>
          </table:table-cell>
          <table:table-cell table:number-columns-repeated="99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emi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brun, jaune</text:p>
          </table:table-cell>
          <table:table-cell table:number-columns-repeated="2"/>
          <table:table-cell office:value-type="string" calcext:value-type="string">
            <text:p>rouge, [rouille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jaune, roug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confières, (feuillus)</text:p>
          </table:table-cell>
          <table:table-cell table:number-columns-repeated="2"/>
          <table:table-cell office:value-type="string" calcext:value-type="string">
            <text:p>radis</text:p>
          </table:table-cell>
          <table:table-cell table:number-columns-repeated="99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4-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ortinarius uliginos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conique, [mamelonné]</text:p>
          </table:table-cell>
          <table:table-cell office:value-type="string" calcext:value-type="string">
            <text:p>fibrilleux, soyeux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lexue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jaune, [safran]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0,2-0,6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mares, saules</text:p>
          </table:table-cell>
          <table:table-cell office:value-type="string" calcext:value-type="string">
            <text:p>8-12</text:p>
          </table:table-cell>
          <table:table-cell table:number-columns-repeated="99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4-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ortinarius sanguine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1,5-5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roug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0,3-0,7</text:p>
          </table:table-cell>
          <table:table-cell table:number-columns-repeated="2"/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orêts</text:p>
          </table:table-cell>
          <table:table-cell table:number-columns-repeated="2"/>
          <table:table-cell office:value-type="string" calcext:value-type="string">
            <text:p>huile de cèdre</text:p>
          </table:table-cell>
          <table:table-cell table:number-columns-repeated="99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4-1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ortinarius torv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10</text:p>
          </table:table-cell>
          <table:table-cell office:value-type="string" calcext:value-type="string">
            <text:p>hémisphérique, [plat]</text:p>
          </table:table-cell>
          <table:table-cell office:value-type="string" calcext:value-type="string">
            <text:p>méchuleux</text:p>
          </table:table-cell>
          <table:table-cell office:value-type="string" calcext:value-type="string">
            <text:p>brun, gris</text:p>
          </table:table-cell>
          <table:table-cell office:value-type="string" calcext:value-type="string">
            <text:p>violetée, voi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violet, [rouille]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2,5</text:p>
          </table:table-cell>
          <table:table-cell office:value-type="string" calcext:value-type="string">
            <text:p>fusoïde</text:p>
          </table:table-cell>
          <table:table-cell office:value-type="string" calcext:value-type="string">
            <text:p>chiné</text:p>
          </table:table-cell>
          <table:table-cell office:value-type="string" calcext:value-type="string">
            <text:p>beige, brun</text:p>
          </table:table-cell>
          <table:table-cell office:value-type="string" calcext:value-type="string">
            <text:p>armill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hêtre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terreuse, fruitée, radis</text:p>
          </table:table-cell>
          <table:table-cell table:number-columns-repeated="99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4-1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Cortinarius armillat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globuleux, [convexe]</text:p>
          </table:table-cell>
          <table:table-cell office:value-type="string" calcext:value-type="string">
            <text:p>fibrilleux, pelucheux</text:p>
          </table:table-cell>
          <table:table-cell office:value-type="string" calcext:value-type="string">
            <text:p>brique, brun</text:p>
          </table:table-cell>
          <table:table-cell office:value-type="string" calcext:value-type="string">
            <text:p>rouge, voi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eig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6-1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guirlandé</text:p>
          </table:table-cell>
          <table:table-cell office:value-type="string" calcext:value-type="string">
            <text:p>orange, rouge, brun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bracele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bouleaux</text:p>
          </table:table-cell>
          <table:table-cell office:value-type="string" calcext:value-type="string">
            <text:p>7-11</text:p>
          </table:table-cell>
          <table:table-cell/>
          <table:table-cell office:value-type="string" calcext:value-type="string">
            <text:p>radis</text:p>
          </table:table-cell>
          <table:table-cell table:number-columns-repeated="99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4-15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ortinarius hinnul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conique, [étalé]</text:p>
          </table:table-cell>
          <table:table-cell office:value-type="string" calcext:value-type="string">
            <text:p>soyeux, glabre</text:p>
          </table:table-cell>
          <table:table-cell office:value-type="string" calcext:value-type="string">
            <text:p>brun, roux, jaune</text:p>
          </table:table-cell>
          <table:table-cell office:value-type="string" calcext:value-type="string">
            <text:p>fissile</text:p>
          </table:table-cell>
          <table:table-cell office:value-type="string" calcext:value-type="string">
            <text:p>échancrées</text:p>
          </table:table-cell>
          <table:table-cell table:style-name="Default" office:value-type="string" calcext:value-type="string">
            <text:p>cannelle, ocre, [rouille]</text:p>
          </table:table-cell>
          <table:table-cell office:value-type="string" calcext:value-type="string">
            <text:p>très espacées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0,5-1,5</text:p>
          </table:table-cell>
          <table:table-cell/>
          <table:table-cell office:value-type="string" calcext:value-type="string">
            <text:p>guirlandé</text:p>
          </table:table-cell>
          <table:table-cell office:value-type="string" calcext:value-type="string">
            <text:p>ocre, jaune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, (conifères)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terre moisie</text:p>
          </table:table-cell>
          <table:table-cell table:number-columns-repeated="994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1" office:value-type="float" office:value="1105" calcext:value-type="float">
            <text:p>1105</text:p>
          </table:table-cell>
          <table:table-cell office:value-type="string" calcext:value-type="string">
            <text:p>4-15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ortinarius alboviolace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mamelonné, [convexe]</text:p>
          </table:table-cell>
          <table:table-cell office:value-type="string" calcext:value-type="string">
            <text:p>soyeux</text:p>
          </table:table-cell>
          <table:table-cell office:value-type="string" calcext:value-type="string">
            <text:p>lilas, bleu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gris, beige, [rouille]</text:p>
          </table:table-cell>
          <table:table-cell/>
          <table:table-cell office:value-type="string" calcext:value-type="string">
            <text:p>5-12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fibrilleux</text:p>
          </table:table-cell>
          <table:table-cell office:value-type="string" calcext:value-type="string">
            <text:p>concolore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abondante, blan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7-11</text:p>
          </table:table-cell>
          <table:table-cell table:number-columns-repeated="996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1" office:value-type="float" office:value="1109" calcext:value-type="float">
            <text:p>1109</text:p>
          </table:table-cell>
          <table:table-cell office:value-type="string" calcext:value-type="string">
            <text:p>4-1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ortinarius anomalus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fibrilleux, soyeux</text:p>
          </table:table-cell>
          <table:table-cell office:value-type="string" calcext:value-type="string">
            <text:p>ocre, gris, 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bleu, violet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0,5-1</text:p>
          </table:table-cell>
          <table:table-cell office:value-type="string" calcext:value-type="string">
            <text:p>clavé</text:p>
          </table:table-cell>
          <table:table-cell office:value-type="string" calcext:value-type="string">
            <text:p>guirlandé</text:p>
          </table:table-cell>
          <table:table-cell office:value-type="string" calcext:value-type="string">
            <text:p>bleu, lilas</text:p>
          </table:table-cell>
          <table:table-cell office:value-type="string" calcext:value-type="string">
            <text:p>corti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style-name="Default" office:value-type="string" calcext:value-type="string">
            <text:p>feuillus, conifères</text:p>
          </table:table-cell>
          <table:table-cell office:value-type="string" calcext:value-type="string">
            <text:p>7-12</text:p>
          </table:table-cell>
          <table:table-cell table:number-columns-repeated="996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1"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aturn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1" office:value-type="float" office:value="149" calcext:value-type="float">
            <text:p>149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salici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1" office:value-type="float" office:value="1142" calcext:value-type="float">
            <text:p>1142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decipien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1" office:value-type="float" office:value="151" calcext:value-type="float">
            <text:p>151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obtus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1" office:value-type="float" office:value="1143" calcext:value-type="float">
            <text:p>1143</text:p>
          </table:table-cell>
          <table:table-cell office:value-type="string" calcext:value-type="string">
            <text:p>4-15</text:p>
          </table:table-cell>
          <table:table-cell/>
          <table:table-cell office:value-type="string" calcext:value-type="string">
            <text:p>Cortinarius duracinus</text:p>
          </table:table-cell>
          <table:table-cell office:value-type="string" calcext:value-type="string">
            <text:p>Non Comestibl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uille</text:p>
          </table:table-cell>
          <table:table-cell table:number-columns-repeated="998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office:value-type="string" calcext:value-type="string">
            <text:p>Calocybe gambos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Tricholoma album</text:p>
          </table:table-cell>
          <table:table-cell/>
          <table:table-cell office:value-type="string" calcext:value-type="string">
            <text:p>Lames</text:p>
          </table:table-cell>
          <table:table-cell table:number-columns-repeated="2"/>
          <table:table-cell office:value-type="string" calcext:value-type="string">
            <text:p>2-5</text:p>
          </table:table-cell>
          <table:table-cell office:value-type="string" calcext:value-type="string">
            <text:p>convexe, [plat]</text:p>
          </table:table-cell>
          <table:table-cell office:value-type="string" calcext:value-type="string">
            <text:p>lisse, ruguleux, feutré</text:p>
          </table:table-cell>
          <table:table-cell office:value-type="string" calcext:value-type="string">
            <text:p>blanc, crème, ocre</text:p>
          </table:table-cell>
          <table:table-cell office:value-type="string" calcext:value-type="string">
            <text:p>non cannelée</text:p>
          </table:table-cell>
          <table:table-cell office:value-type="string" calcext:value-type="string">
            <text:p>échancrées</text:p>
          </table:table-cell>
          <table:table-cell table:style-name="Default"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0,4-0,7</text:p>
          </table:table-cell>
          <table:table-cell office:value-type="string" calcext:value-type="string">
            <text:p>élancé</text:p>
          </table:table-cell>
          <table:table-cell office:value-type="string" calcext:value-type="string">
            <text:p>lisse, fibril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3"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inocybeoid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échancrées</text:p>
          </table:table-cell>
          <table:table-cell table:number-columns-repeated="7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Collybia maculata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 table:number-columns-repeated="7"/>
          <table:table-cell office:value-type="string" calcext:value-type="string">
            <text:p>adnées, échancrées</text:p>
          </table:table-cell>
          <table:table-cell table:number-columns-repeated="11"/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Tricholoma acerb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hémisphérique, convexe</text:p>
          </table:table-cell>
          <table:table-cell office:value-type="string" calcext:value-type="string">
            <text:p>lisse, feutré</text:p>
          </table:table-cell>
          <table:table-cell office:value-type="string" calcext:value-type="string">
            <text:p>crème, jaune</text:p>
          </table:table-cell>
          <table:table-cell office:value-type="string" calcext:value-type="string">
            <text:p>enroulée, canne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, crème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pruineux, floconneux</text:p>
          </table:table-cell>
          <table:table-cell office:value-type="string" calcext:value-type="string">
            <text:p>blanc, 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9-11</text:p>
          </table:table-cell>
          <table:table-cell table:number-columns-repeated="996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Tricholoma terre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conique, [plan-convexe]</text:p>
          </table:table-cell>
          <table:table-cell office:value-type="string" calcext:value-type="string">
            <text:p>fibrilleux, vergeté</text:p>
          </table:table-cell>
          <table:table-cell office:value-type="string" calcext:value-type="string">
            <text:p>gris, noir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,5</text:p>
          </table:table-cell>
          <table:table-cell table:number-columns-repeated="2"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onifères</text:p>
          </table:table-cell>
          <table:table-cell office:value-type="string" calcext:value-type="string">
            <text:p>9-12</text:p>
          </table:table-cell>
          <table:table-cell table:number-columns-repeated="996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Tricholoma scalpturat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conique, [plan-convexe]</text:p>
          </table:table-cell>
          <table:table-cell office:value-type="string" calcext:value-type="string">
            <text:p>squamuleux, feutré</text:p>
          </table:table-cell>
          <table:table-cell office:value-type="string" calcext:value-type="string">
            <text:p>gris, beige</text:p>
          </table:table-cell>
          <table:table-cell office:value-type="string" calcext:value-type="string">
            <text:p>fibrille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fibrilleux</text:p>
          </table:table-cell>
          <table:table-cell office:value-type="string" calcext:value-type="string">
            <text:p>blanc, gris</text:p>
          </table:table-cell>
          <table:table-cell office:value-type="string" calcext:value-type="string">
            <text:p>cort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, taillis</text:p>
          </table:table-cell>
          <table:table-cell office:value-type="string" calcext:value-type="string">
            <text:p>9-12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Tricholoma pardinum</text:p>
          </table:table-cell>
          <table:table-cell office:value-type="string" calcext:value-type="string">
            <text:p>Toxique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8-15 [20]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squameux</text:p>
          </table:table-cell>
          <table:table-cell office:value-type="string" calcext:value-type="string">
            <text:p>gris, brun</text:p>
          </table:table-cell>
          <table:table-cell office:value-type="string" calcext:value-type="string">
            <text:p>obt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, bleu</text:p>
          </table:table-cell>
          <table:table-cell office:value-type="string" calcext:value-type="string">
            <text:p>serrées</text:p>
          </table:table-cell>
          <table:table-cell office:value-type="string" calcext:value-type="string">
            <text:p>7-1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renflé</text:p>
          </table:table-cell>
          <table:table-cell/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onifères, feuillus</text:p>
          </table:table-cell>
          <table:table-cell office:value-type="string" calcext:value-type="string">
            <text:p>8-10</text:p>
          </table:table-cell>
          <table:table-cell table:number-columns-repeated="996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Tricholoma virgatum 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conique</text:p>
          </table:table-cell>
          <table:table-cell office:value-type="string" calcext:value-type="string">
            <text:p>viscidule, sec</text:p>
          </table:table-cell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subbulbeux</text:p>
          </table:table-cell>
          <table:table-cell office:value-type="string" calcext:value-type="string">
            <text:p>squamuleux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conifères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terre</text:p>
          </table:table-cell>
          <table:table-cell table:number-columns-repeated="994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Tricholoma saponace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6-13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viscidule, [sec]</text:p>
          </table:table-cell>
          <table:table-cell office:value-type="string" calcext:value-type="string">
            <text:p>vert, gris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0,5-1,5</text:p>
          </table:table-cell>
          <table:table-cell office:value-type="string" calcext:value-type="string">
            <text:p>fusiforme</text:p>
          </table:table-cell>
          <table:table-cell office:value-type="string" calcext:value-type="string">
            <text:p>excori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es, chênes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savon</text:p>
          </table:table-cell>
          <table:table-cell table:number-columns-repeated="994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4-12</text:p>
          </table:table-cell>
          <table:table-cell/>
          <table:table-cell office:value-type="string" calcext:value-type="string">
            <text:p>Lepista panaeol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17"/>
          <table:table-cell office:value-type="string" calcext:value-type="string">
            <text:p>rose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string" calcext:value-type="string">
            <text:p>Melanoleuca melaleuca</text:p>
          </table:table-cell>
          <table:table-cell/>
          <table:table-cell office:value-type="string" calcext:value-type="string">
            <text:p>Lames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Tricholoma fulv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ique, [mamelonné]</text:p>
          </table:table-cell>
          <table:table-cell office:value-type="string" calcext:value-type="string">
            <text:p>viscidule, [sec]</text:p>
          </table:table-cell>
          <table:table-cell office:value-type="string" calcext:value-type="string">
            <text:p>brun, fauve</text:p>
          </table:table-cell>
          <table:table-cell office:value-type="string" calcext:value-type="string">
            <text:p>cannelée, costu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6-10</text:p>
          </table:table-cell>
          <table:table-cell office:value-type="string" calcext:value-type="string">
            <text:p>0,5-1</text:p>
          </table:table-cell>
          <table:table-cell/>
          <table:table-cell office:value-type="string" calcext:value-type="string">
            <text:p>lisse, fibrilleux</text:p>
          </table:table-cell>
          <table:table-cell office:value-type="string" calcext:value-type="string">
            <text:p>jaune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, bouleaux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office:value-type="string" calcext:value-type="string">
            <text:p>Tricholomopsis rutilans</text:p>
          </table:table-cell>
          <table:table-cell/>
          <table:table-cell office:value-type="string" calcext:value-type="string">
            <text:p>Lames</text:p>
          </table:table-cell>
          <table:table-cell table:number-columns-repeated="15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Tricholoma populinu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/>
          <table:table-cell office:value-type="string" calcext:value-type="string">
            <text:p>convexe, [mamelonné]</text:p>
          </table:table-cell>
          <table:table-cell office:value-type="string" calcext:value-type="string">
            <text:p>viscidule, visqueux</text:p>
          </table:table-cell>
          <table:table-cell office:value-type="string" calcext:value-type="string">
            <text:p>brun, rose</text:p>
          </table:table-cell>
          <table:table-cell office:value-type="string" calcext:value-type="string">
            <text:p>cannelé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, [roux]</text:p>
          </table:table-cell>
          <table:table-cell office:value-type="string" calcext:value-type="string">
            <text:p>assez espacées</text:p>
          </table:table-cell>
          <table:table-cell table:number-columns-repeated="2"/>
          <table:table-cell office:value-type="string" calcext:value-type="string">
            <text:p>trapu</text:p>
          </table:table-cell>
          <table:table-cell office:value-type="string" calcext:value-type="string">
            <text:p>pruineux</text:p>
          </table:table-cell>
          <table:table-cell office:value-type="string" calcext:value-type="string">
            <text:p>jaune, brun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peupliers</text:p>
          </table:table-cell>
          <table:table-cell office:value-type="string" calcext:value-type="string">
            <text:p>9-12</text:p>
          </table:table-cell>
          <table:table-cell/>
          <table:table-cell office:value-type="string" calcext:value-type="string">
            <text:p>pastèque</text:p>
          </table:table-cell>
          <table:table-cell table:number-columns-repeated="994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Tricholoma ustale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convexe, plan</text:p>
          </table:table-cell>
          <table:table-cell office:value-type="string" calcext:value-type="string">
            <text:p>viscidule, visqueux</text:p>
          </table:table-cell>
          <table:table-cell office:value-type="string" calcext:value-type="string">
            <text:p>brun, ocr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crème, [rouille]</text:p>
          </table:table-cell>
          <table:table-cell office:value-type="string" calcext:value-type="string">
            <text:p>assez 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0,5-1,5</text:p>
          </table:table-cell>
          <table:table-cell table:number-columns-repeated="2"/>
          <table:table-cell office:value-type="string" calcext:value-type="string">
            <text:p>blanc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Tricholoma vaccin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hémisphérique, [mamelonné]</text:p>
          </table:table-cell>
          <table:table-cell office:value-type="string" calcext:value-type="string">
            <text:p>laineux, [écailleux]</text:p>
          </table:table-cell>
          <table:table-cell office:value-type="string" calcext:value-type="string">
            <text:p>brun, orange</text:p>
          </table:table-cell>
          <table:table-cell office:value-type="string" calcext:value-type="string">
            <text:p>laineus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crème, beige</text:p>
          </table:table-cell>
          <table:table-cell/>
          <table:table-cell office:value-type="string" calcext:value-type="string">
            <text:p>3-6</text:p>
          </table:table-cell>
          <table:table-cell office:value-type="string" calcext:value-type="string">
            <text:p>1-1,5</text:p>
          </table:table-cell>
          <table:table-cell office:value-type="string" calcext:value-type="string">
            <text:p>atténué</text:p>
          </table:table-cell>
          <table:table-cell office:value-type="string" calcext:value-type="string">
            <text:p>fibrilleux</text:p>
          </table:table-cell>
          <table:table-cell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, conifères</text:p>
          </table:table-cell>
          <table:table-cell office:value-type="string" calcext:value-type="string">
            <text:p>9-12</text:p>
          </table:table-cell>
          <table:table-cell table:number-columns-repeated="996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Tricholoma sulfure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hémisphérique, [plan-convexe]</text:p>
          </table:table-cell>
          <table:table-cell office:value-type="string" calcext:value-type="string">
            <text:p>sec, velouté</text:p>
          </table:table-cell>
          <table:table-cell office:value-type="string" calcext:value-type="string">
            <text:p>jaune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espacées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0,4-1</text:p>
          </table:table-cell>
          <table:table-cell office:value-type="string" calcext:value-type="string">
            <text:p>atténué</text:p>
          </table:table-cell>
          <table:table-cell office:value-type="string" calcext:value-type="string">
            <text:p>lisse, fibrilleux</text:p>
          </table:table-cell>
          <table:table-cell office:value-type="string" calcext:value-type="string">
            <text:p>subconcolor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soufre</text:p>
          </table:table-cell>
          <table:table-cell table:number-columns-repeated="994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Tricholoma auratum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hémisphérique, [convexe]</text:p>
          </table:table-cell>
          <table:table-cell office:value-type="string" calcext:value-type="string">
            <text:p>viscidule</text:p>
          </table:table-cell>
          <table:table-cell office:value-type="string" calcext:value-type="string">
            <text:p>jaune, orange, brun</text:p>
          </table:table-cell>
          <table:table-cell/>
          <table:table-cell office:value-type="string" calcext:value-type="string">
            <text:p>échancrées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trapu</text:p>
          </table:table-cell>
          <table:table-cell office:value-type="string" calcext:value-type="string">
            <text:p>subliss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êts sableuses, conifères</text:p>
          </table:table-cell>
          <table:table-cell office:value-type="string" calcext:value-type="string">
            <text:p>9-12</text:p>
          </table:table-cell>
          <table:table-cell table:number-columns-repeated="996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3"/>
          <table:table-cell office:value-type="string" calcext:value-type="string">
            <text:p>4-8</text:p>
          </table:table-cell>
          <table:table-cell/>
          <table:table-cell office:value-type="string" calcext:value-type="string">
            <text:p>Tricholoma frondosae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table:number-columns-repeated="5"/>
          <table:table-cell office:value-type="string" calcext:value-type="string">
            <text:p>échancrées</text:p>
          </table:table-cell>
          <table:table-cell table:number-columns-repeated="7"/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3"/>
          <table:table-cell office:value-type="string" calcext:value-type="string">
            <text:p>4-8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Tricholoma sejunctum</text:p>
          </table:table-cell>
          <table:table-cell/>
          <table:table-cell office:value-type="string" calcext:value-type="string">
            <text:p>Lames</text:p>
          </table:table-cell>
          <table:table-cell/>
          <table:table-cell office:value-type="string" calcext:value-type="string">
            <text:p>fibreuse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conique, [mamelonné]</text:p>
          </table:table-cell>
          <table:table-cell office:value-type="string" calcext:value-type="string">
            <text:p>bossu, fibrilleux</text:p>
          </table:table-cell>
          <table:table-cell office:value-type="string" calcext:value-type="string">
            <text:p>jaune, vert</text:p>
          </table:table-cell>
          <table:table-cell office:value-type="string" calcext:value-type="string">
            <text:p>contractée, rabattue</text:p>
          </table:table-cell>
          <table:table-cell office:value-type="string" calcext:value-type="string">
            <text:p>échancrée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peu serrées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0,5-1,5</text:p>
          </table:table-cell>
          <table:table-cell/>
          <table:table-cell office:value-type="string" calcext:value-type="string">
            <text:p>lubrifié, [fibrilleux]</text:p>
          </table:table-cell>
          <table:table-cell office:value-type="string" calcext:value-type="string">
            <text:p>blanc, jaune, roux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farine</text:p>
          </table:table-cell>
          <table:table-cell table:number-columns-repeated="994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9"/>
          <table:table-cell table:formula="of:=COUNTA([.J2:.J405])" office:value-type="float" office:value="110" calcext:value-type="float">
            <text:p>110</text:p>
          </table:table-cell>
          <table:table-cell table:number-columns-repeated="1015"/>
        </table:table-row>
        <table:table-row table:style-name="ro1" table:number-rows-repeated="10481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etadata" table:style-name="ta1">
        <table:table-column table:style-name="co15" table:number-columns-repeated="9" table:default-cell-style-name="Default"/>
        <table:table-row table:style-name="ro1">
          <table:table-cell table:style-name="ce16" office:value-type="string" calcext:value-type="string">
            <text:p>Couleur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[puis]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(parfois)</text:p>
          </table:table-cell>
          <table:table-cell table:number-columns-repeated="8"/>
        </table:table-row>
        <table:table-row table:style-name="ro1" table:number-rows-repeated="22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blanc, [ocre]</text:p>
          </table:table-cell>
        </table:table-row>
      </table:table>
      <table:named-expressions/>
      <table:database-ranges>
        <table:database-range table:name="__Anonymous_Sheet_DB__0" table:target-range-address="Champis.A1:Champis.AF4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07T21:29:13.544000000</meta:creation-date>
    <dc:date>2023-05-31T01:22:21.518000000</dc:date>
    <meta:editing-duration>P1DT1H28M24S</meta:editing-duration>
    <meta:editing-cycles>329</meta:editing-cycles>
    <meta:generator>LibreOffice/7.5.1.2$Windows_X86_64 LibreOffice_project/fcbaee479e84c6cd81291587d2ee68cba099e129</meta:generator>
    <meta:document-statistic meta:table-count="2" meta:cell-count="4418" meta:object-count="0"/>
  </office:meta>
</office:document-meta>
</file>